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/>
      <style:text-properties fo:color="#0070C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/>
      <style:text-properties fo:color="#0070C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2pt solid #000000" fo:border-right="2pt solid #000000" style:vertical-align="middle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justify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style:vertical-align="middle" fo:wrap-option="wrap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/>
      <style:text-properties style:font-name="Georgia" style:font-name-asian="Georgia" style:font-name-complex="Georgia" style:font-family-generic="roman"/>
    </style:style>
    <style:style style:name="ce12" style:family="table-cell" style:parent-style-name="Default" style:data-style-name="N0">
      <style:table-cell-properties fo:border="2pt solid #000000" style:vertical-align="middle"/>
      <style:text-properties fo:color="#0070C0" style:font-name="Arial" style:font-name-asian="Arial" style:font-name-complex="Arial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/>
      <style:text-properties fo:color="#0070C0"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13">
      <style:table-cell-properties fo:border-top="none" fo:border-bottom="2pt solid #000000" fo:border-left="none" fo:border-right="2pt solid #000000" style:vertical-align="middle" style:repeat-content="false"/>
      <style:paragraph-properties fo:text-align="justify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justify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ED7D31" style:repeat-content="false"/>
      <style:paragraph-properties fo:text-align="justify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FFC000" style:repeat-content="false"/>
      <style:paragraph-properties fo:text-align="justify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5B9BD5" style:repeat-content="false"/>
      <style:paragraph-properties fo:text-align="justify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justify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fo:border="2pt solid #000000" style:vertical-align="middle" fo:background-color="transparent"/>
      <style:text-properties style:font-name="Arial" style:font-name-asian="Arial" style:font-name-complex="Arial"/>
    </style:style>
    <style:style style:name="ce21" style:family="table-cell" style:parent-style-name="Default" style:data-style-name="N0">
      <style:table-cell-properties fo:border="2pt solid #000000" style:vertical-align="middle" fo:wrap-option="wrap" fo:background-color="transparent"/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7.143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06375cm" style:use-optimal-column-width="true"/>
    </style:style>
    <style:style style:name="co4" style:family="table-column">
      <style:table-column-properties fo:break-before="auto" style:column-width="2.72520833333333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true" fo:break-before="auto"/>
    </style:style>
    <style:style style:name="ro3" style:family="table-row">
      <style:table-row-properties style:row-height="55.5pt" style:use-optimal-row-height="false" fo:break-before="auto"/>
    </style:style>
    <style:style style:name="ro4" style:family="table-row">
      <style:table-row-properties style:row-height="69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41.25pt" style:use-optimal-row-height="false" fo:break-before="auto"/>
    </style:style>
    <style:style style:name="ro7" style:family="table-row">
      <style:table-row-properties style:row-height="43.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2">
            <text:p>Requisito/s</text:p>
          </table:table-cell>
          <table:table-cell office:value-type="string" table:style-name="ce3">
            <text:p>Componente</text:p>
          </table:table-cell>
          <table:table-cell office:value-type="string" table:style-name="ce3">
            <text:p>Tecnología</text:p>
          </table:table-cell>
          <table:table-cell office:value-type="string" table:style-name="ce3">
            <text:p>Complejidad</text:p>
          </table:table-cell>
          <table:table-cell office:value-type="string" table:style-name="ce3">
            <text:p>HH Diseño</text:p>
          </table:table-cell>
          <table:table-cell office:value-type="string" table:style-name="ce3">
            <text:p>HH Codificación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dmUs1, AdmUs2, AdmUs3, AdmUs6,</text:p>
          </table:table-cell>
          <table:table-cell office:value-type="string" table:number-columns-spanned="1" table:number-rows-spanned="4" table:style-name="ce19">
            <text:p>Vista Empleado</text:p>
          </table:table-cell>
          <table:table-cell office:value-type="string" table:number-columns-spanned="1" table:number-rows-spanned="4" table:style-name="ce19">
            <text:p>JSF/JSP/XHTML</text:p>
          </table:table-cell>
          <table:table-cell office:value-type="string" table:number-columns-spanned="1" table:number-rows-spanned="4" table:style-name="ce19">
            <text:p>Media</text:p>
          </table:table-cell>
          <table:table-cell office:value-type="float" office:value="2" table:number-columns-spanned="1" table:number-rows-spanned="4" table:style-name="ce19">
            <text:p>2</text:p>
          </table:table-cell>
          <table:table-cell office:value-type="float" office:value="6" table:number-columns-spanned="1" table:number-rows-spanned="4" table:style-name="ce19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ccIns3,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4">
            <text:p>AccIns4, AccIns5,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5">
            <text:p>OrgAc2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4">
            <text:p>AccIns4,</text:p>
          </table:table-cell>
          <table:table-cell office:value-type="string" table:number-columns-spanned="1" table:number-rows-spanned="3" table:style-name="ce20">
            <text:p>Vista Cliente (formalizar matrícula y pago)</text:p>
          </table:table-cell>
          <table:table-cell office:value-type="string" table:number-columns-spanned="1" table:number-rows-spanned="3" table:style-name="ce19">
            <text:p>JSF/JSP/XHTML</text:p>
          </table:table-cell>
          <table:table-cell office:value-type="string" table:number-columns-spanned="1" table:number-rows-spanned="3" table:style-name="ce19">
            <text:p>Media</text:p>
          </table:table-cell>
          <table:table-cell office:value-type="float" office:value="2" table:number-columns-spanned="1" table:number-rows-spanned="3" table:style-name="ce19">
            <text:p>2</text:p>
          </table:table-cell>
          <table:table-cell office:value-type="float" office:value="6" table:number-columns-spanned="1" table:number-rows-spanned="3" table:style-name="ce19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dmUs5, AdmUs6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21">
            <text:p>OrgAc2</text:p>
          </table:table-cell>
          <table:table-cell office:value-type="string" table:number-columns-spanned="1" table:number-rows-spanned="2" table:style-name="ce21">
            <text:p>Vista Cliente</text:p>
          </table:table-cell>
          <table:table-cell office:value-type="string" table:number-columns-spanned="1" table:number-rows-spanned="2" table:style-name="ce21">
            <text:p>JSF/JSP/XHTML</text:p>
          </table:table-cell>
          <table:table-cell office:value-type="string" table:number-columns-spanned="1" table:number-rows-spanned="2" table:style-name="ce21">
            <text:p>Simple</text:p>
          </table:table-cell>
          <table:table-cell office:value-type="float" office:value="1" table:number-columns-spanned="1" table:number-rows-spanned="2" table:style-name="ce21">
            <text:p>1</text:p>
          </table:table-cell>
          <table:table-cell office:value-type="float" office:value="4" table:number-columns-spanned="1" table:number-rows-spanned="2" table:style-name="ce21">
            <text:p>4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21">
            <text:p>AccIns2</text:p>
          </table:table-cell>
          <table:table-cell office:value-type="string" table:number-columns-spanned="1" table:number-rows-spanned="2" table:style-name="ce21">
            <text:p>Inicio</text:p>
          </table:table-cell>
          <table:table-cell office:value-type="string" table:number-columns-spanned="1" table:number-rows-spanned="2" table:style-name="ce21">
            <text:p>JSF/JSP/XHTML</text:p>
          </table:table-cell>
          <table:table-cell office:value-type="string" table:number-columns-spanned="1" table:number-rows-spanned="2" table:style-name="ce21">
            <text:p>Simple</text:p>
          </table:table-cell>
          <table:table-cell office:value-type="float" office:value="1" table:number-columns-spanned="1" table:number-rows-spanned="2" table:style-name="ce21">
            <text:p>1</text:p>
          </table:table-cell>
          <table:table-cell office:value-type="float" office:value="4" table:number-columns-spanned="1" table:number-rows-spanned="2" table:style-name="ce21">
            <text:p>4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21">
            <text:p>AdmUs4</text:p>
          </table:table-cell>
          <table:table-cell office:value-type="string" table:number-columns-spanned="1" table:number-rows-spanned="2" table:style-name="ce21">
            <text:p>Login</text:p>
          </table:table-cell>
          <table:table-cell office:value-type="string" table:number-columns-spanned="1" table:number-rows-spanned="2" table:style-name="ce21">
            <text:p>JSF/JSP/XHTML</text:p>
          </table:table-cell>
          <table:table-cell office:value-type="string" table:number-columns-spanned="1" table:number-rows-spanned="2" table:style-name="ce21">
            <text:p>Simple</text:p>
          </table:table-cell>
          <table:table-cell office:value-type="float" office:value="1" table:number-columns-spanned="1" table:number-rows-spanned="2" table:style-name="ce21">
            <text:p>1</text:p>
          </table:table-cell>
          <table:table-cell office:value-type="float" office:value="4" table:number-columns-spanned="1" table:number-rows-spanned="2" table:style-name="ce21">
            <text:p>4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21">
            <text:p>AdmUs1</text:p>
          </table:table-cell>
          <table:table-cell office:value-type="string" table:style-name="ce7">
            <text:p>Vista Cliente</text:p>
          </table:table-cell>
          <table:table-cell office:value-type="string" table:number-columns-spanned="1" table:number-rows-spanned="2" table:style-name="ce21">
            <text:p>JSF/JSP/XHTML</text:p>
          </table:table-cell>
          <table:table-cell office:value-type="string" table:number-columns-spanned="1" table:number-rows-spanned="2" table:style-name="ce21">
            <text:p>Media</text:p>
          </table:table-cell>
          <table:table-cell office:value-type="float" office:value="2" table:number-columns-spanned="1" table:number-rows-spanned="2" table:style-name="ce21">
            <text:p>2</text:p>
          </table:table-cell>
          <table:table-cell office:value-type="float" office:value="6" table:number-columns-spanned="1" table:number-rows-spanned="2" table:style-name="ce21">
            <text:p>6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8">
            <text:p>(Modificar Perfil)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21">
            <text:p>OrgAc2</text:p>
          </table:table-cell>
          <table:table-cell office:value-type="string" table:number-columns-spanned="1" table:number-rows-spanned="2" table:style-name="ce21">
            <text:p>Inicio (Información Curso/Evento)</text:p>
          </table:table-cell>
          <table:table-cell office:value-type="string" table:number-columns-spanned="1" table:number-rows-spanned="2" table:style-name="ce21">
            <text:p>JSF/JSP/XHTML</text:p>
          </table:table-cell>
          <table:table-cell office:value-type="string" table:number-columns-spanned="1" table:number-rows-spanned="2" table:style-name="ce21">
            <text:p>Simple</text:p>
          </table:table-cell>
          <table:table-cell office:value-type="float" office:value="1" table:number-columns-spanned="1" table:number-rows-spanned="2" table:style-name="ce21">
            <text:p>1</text:p>
          </table:table-cell>
          <table:table-cell office:value-type="float" office:value="4" table:number-columns-spanned="1" table:number-rows-spanned="2" table:style-name="ce21">
            <text:p>4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1">
            <text:p>MantIns4</text:p>
          </table:table-cell>
          <table:table-cell office:value-type="string" table:number-columns-spanned="1" table:number-rows-spanned="2" table:style-name="ce21">
            <text:p>Vista técnico mantenimiento (Listado Partes)</text:p>
          </table:table-cell>
          <table:table-cell office:value-type="string" table:number-columns-spanned="1" table:number-rows-spanned="2" table:style-name="ce21">
            <text:p>JSF/JSP/XHTML</text:p>
          </table:table-cell>
          <table:table-cell office:value-type="string" table:number-columns-spanned="1" table:number-rows-spanned="2" table:style-name="ce21">
            <text:p>Simple</text:p>
          </table:table-cell>
          <table:table-cell office:value-type="float" office:value="1" table:number-columns-spanned="1" table:number-rows-spanned="2" table:style-name="ce21">
            <text:p>1</text:p>
          </table:table-cell>
          <table:table-cell office:value-type="float" office:value="4" table:number-columns-spanned="1" table:number-rows-spanned="2" table:style-name="ce21">
            <text:p>4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1">
            <text:p>MantIns5</text:p>
          </table:table-cell>
          <table:table-cell office:value-type="string" table:number-columns-spanned="1" table:number-rows-spanned="2" table:style-name="ce21">
            <text:p>Vista técnico mantenimiento (Nuevo parte)</text:p>
          </table:table-cell>
          <table:table-cell office:value-type="string" table:number-columns-spanned="1" table:number-rows-spanned="2" table:style-name="ce21">
            <text:p>JSF/JSP/XHTML</text:p>
          </table:table-cell>
          <table:table-cell office:value-type="string" table:number-columns-spanned="1" table:number-rows-spanned="2" table:style-name="ce21">
            <text:p>Simple</text:p>
          </table:table-cell>
          <table:table-cell office:value-type="float" office:value="1" table:number-columns-spanned="1" table:number-rows-spanned="2" table:style-name="ce21">
            <text:p>1</text:p>
          </table:table-cell>
          <table:table-cell office:value-type="float" office:value="4" table:number-columns-spanned="1" table:number-rows-spanned="2" table:style-name="ce21">
            <text:p>4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9">
            <text:p>AdmUs2, AdmUs3,</text:p>
          </table:table-cell>
          <table:table-cell office:value-type="string" table:number-columns-spanned="1" table:number-rows-spanned="3" table:style-name="ce21">
            <text:p>Vista Admin</text:p>
          </table:table-cell>
          <table:table-cell office:value-type="string" table:number-columns-spanned="1" table:number-rows-spanned="3" table:style-name="ce21">
            <text:p>JSF/JSP/XHTML</text:p>
          </table:table-cell>
          <table:table-cell office:value-type="string" table:number-columns-spanned="1" table:number-rows-spanned="3" table:style-name="ce21">
            <text:p>Media</text:p>
          </table:table-cell>
          <table:table-cell office:value-type="float" office:value="2" table:number-columns-spanned="1" table:number-rows-spanned="3" table:style-name="ce21">
            <text:p>2</text:p>
          </table:table-cell>
          <table:table-cell office:value-type="float" office:value="6" table:number-columns-spanned="1" table:number-rows-spanned="3" table:style-name="ce2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OrgAc1, OrgAc2, OrgAc3, OrgAc6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10">
            <text:p>GestAdm5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5">
          <table:table-cell office:value-type="string" table:style-name="ce10">
            <text:p>OrgAc4, OrgAc5</text:p>
          </table:table-cell>
          <table:table-cell office:value-type="string" table:style-name="ce8">
            <text:p>Vista Admin Creación Curso</text:p>
          </table:table-cell>
          <table:table-cell office:value-type="string" table:style-name="ce8">
            <text:p>JSF/JSP/XHTML</text:p>
          </table:table-cell>
          <table:table-cell office:value-type="string" table:style-name="ce8">
            <text:p>Simple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21">
            <text:p>OrgAc2</text:p>
          </table:table-cell>
          <table:table-cell office:value-type="string" table:number-columns-spanned="1" table:number-rows-spanned="2" table:style-name="ce21">
            <text:p>Vista Monitor</text:p>
          </table:table-cell>
          <table:table-cell office:value-type="string" table:number-columns-spanned="1" table:number-rows-spanned="2" table:style-name="ce21">
            <text:p>JSF/JSP/XHTML</text:p>
          </table:table-cell>
          <table:table-cell office:value-type="string" table:number-columns-spanned="1" table:number-rows-spanned="2" table:style-name="ce21">
            <text:p>Simple</text:p>
          </table:table-cell>
          <table:table-cell office:value-type="float" office:value="1" table:number-columns-spanned="1" table:number-rows-spanned="2" table:style-name="ce21">
            <text:p>1</text:p>
          </table:table-cell>
          <table:table-cell office:value-type="float" office:value="4" table:number-columns-spanned="1" table:number-rows-spanned="2" table:style-name="ce21">
            <text:p>4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21">
            <text:p>AdmUs1</text:p>
          </table:table-cell>
          <table:table-cell office:value-type="string" table:number-columns-spanned="1" table:number-rows-spanned="2" table:style-name="ce21">
            <text:p>Registro</text:p>
          </table:table-cell>
          <table:table-cell office:value-type="string" table:number-columns-spanned="1" table:number-rows-spanned="2" table:style-name="ce21">
            <text:p>JSF/JSP/XHTML</text:p>
          </table:table-cell>
          <table:table-cell office:value-type="string" table:number-columns-spanned="1" table:number-rows-spanned="2" table:style-name="ce21">
            <text:p>Media</text:p>
          </table:table-cell>
          <table:table-cell office:value-type="float" office:value="2" table:number-columns-spanned="1" table:number-rows-spanned="2" table:style-name="ce21">
            <text:p>2</text:p>
          </table:table-cell>
          <table:table-cell office:value-type="float" office:value="6" table:number-columns-spanned="1" table:number-rows-spanned="2" table:style-name="ce21">
            <text:p>6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9">
            <text:p>AdmUs1,</text:p>
          </table:table-cell>
          <table:table-cell office:value-type="string" table:number-columns-spanned="1" table:number-rows-spanned="4" table:style-name="ce21">
            <text:p>Tabla Clientes (Usuarios tipo "Clientes")</text:p>
          </table:table-cell>
          <table:table-cell office:value-type="string" table:number-columns-spanned="1" table:number-rows-spanned="4" table:style-name="ce21">
            <text:p>Oracle</text:p>
          </table:table-cell>
          <table:table-cell office:value-type="string" table:number-columns-spanned="1" table:number-rows-spanned="4" table:style-name="ce21">
            <text:p>Simple</text:p>
          </table:table-cell>
          <table:table-cell office:value-type="float" office:value="1" table:number-columns-spanned="1" table:number-rows-spanned="4" table:style-name="ce21">
            <text:p>1</text:p>
          </table:table-cell>
          <table:table-cell office:value-type="float" office:value="3" table:number-columns-spanned="1" table:number-rows-spanned="4" table:style-name="ce2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AdmUs4,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9">
            <text:p>AccIns5,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10">
            <text:p>OrgAc 6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6">
          <table:table-cell office:value-type="string" table:style-name="ce9">
            <text:p>AdmUs2,</text:p>
          </table:table-cell>
          <table:table-cell office:value-type="string" table:number-columns-spanned="1" table:number-rows-spanned="2" table:style-name="ce21">
            <text:p>Tabla Usuarios (Todos los tipos)</text:p>
          </table:table-cell>
          <table:table-cell office:value-type="string" table:number-columns-spanned="1" table:number-rows-spanned="2" table:style-name="ce21">
            <text:p>Oracle</text:p>
          </table:table-cell>
          <table:table-cell office:value-type="string" table:number-columns-spanned="1" table:number-rows-spanned="2" table:style-name="ce21">
            <text:p>Simple</text:p>
          </table:table-cell>
          <table:table-cell office:value-type="float" office:value="1" table:number-columns-spanned="1" table:number-rows-spanned="2" table:style-name="ce21">
            <text:p>1</text:p>
          </table:table-cell>
          <table:table-cell office:value-type="float" office:value="3" table:number-columns-spanned="1" table:number-rows-spanned="2" table:style-name="ce2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AdmUs3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9">
            <text:p>AdmUs5,</text:p>
          </table:table-cell>
          <table:table-cell office:value-type="string" table:number-columns-spanned="1" table:number-rows-spanned="3" table:style-name="ce21">
            <text:p>Tabla Matriculas</text:p>
          </table:table-cell>
          <table:table-cell office:value-type="string" table:number-columns-spanned="1" table:number-rows-spanned="3" table:style-name="ce21">
            <text:p>Oracle</text:p>
          </table:table-cell>
          <table:table-cell office:value-type="string" table:number-columns-spanned="1" table:number-rows-spanned="3" table:style-name="ce21">
            <text:p>Media</text:p>
          </table:table-cell>
          <table:table-cell office:value-type="float" office:value="2" table:number-columns-spanned="1" table:number-rows-spanned="3" table:style-name="ce21">
            <text:p>2</text:p>
          </table:table-cell>
          <table:table-cell office:value-type="float" office:value="5" table:number-columns-spanned="1" table:number-rows-spanned="3" table:style-name="ce2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AccIns4,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10">
            <text:p>AdmUs5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9">
            <text:p>OrgAc1,</text:p>
          </table:table-cell>
          <table:table-cell office:value-type="string" table:number-columns-spanned="1" table:number-rows-spanned="5" table:style-name="ce21">
            <text:p>Tabla Cursos/Eventos</text:p>
          </table:table-cell>
          <table:table-cell office:value-type="string" table:number-columns-spanned="1" table:number-rows-spanned="5" table:style-name="ce21">
            <text:p>Oracle</text:p>
          </table:table-cell>
          <table:table-cell office:value-type="string" table:number-columns-spanned="1" table:number-rows-spanned="5" table:style-name="ce21">
            <text:p>Compleja</text:p>
          </table:table-cell>
          <table:table-cell office:value-type="float" office:value="3" table:number-columns-spanned="1" table:number-rows-spanned="5" table:style-name="ce21">
            <text:p>3</text:p>
          </table:table-cell>
          <table:table-cell office:value-type="float" office:value="7" table:number-columns-spanned="1" table:number-rows-spanned="5" table:style-name="ce2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OrgAc 2,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9">
            <text:p>OrgAc3,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9">
            <text:p>GesAdm4,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10">
            <text:p>GesAdm5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style-name="ce10">
            <text:p>OrgAc3</text:p>
          </table:table-cell>
          <table:table-cell office:value-type="string" table:style-name="ce8">
            <text:p>Tabla Monitor</text:p>
          </table:table-cell>
          <table:table-cell office:value-type="string" table:style-name="ce8">
            <text:p>Oracle</text:p>
          </table:table-cell>
          <table:table-cell office:value-type="string" table:style-name="ce8">
            <text:p>Simple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AccIns2,</text:p>
          </table:table-cell>
          <table:table-cell office:value-type="string" table:number-columns-spanned="1" table:number-rows-spanned="6" table:style-name="ce21">
            <text:p>Tabla Instalaciones</text:p>
          </table:table-cell>
          <table:table-cell office:value-type="string" table:number-columns-spanned="1" table:number-rows-spanned="6" table:style-name="ce21">
            <text:p>Oracle</text:p>
          </table:table-cell>
          <table:table-cell office:value-type="string" table:number-columns-spanned="1" table:number-rows-spanned="6" table:style-name="ce21">
            <text:p>Media</text:p>
          </table:table-cell>
          <table:table-cell office:value-type="float" office:value="2" table:number-columns-spanned="1" table:number-rows-spanned="6" table:style-name="ce21">
            <text:p>2</text:p>
          </table:table-cell>
          <table:table-cell office:value-type="float" office:value="5" table:number-columns-spanned="1" table:number-rows-spanned="6" table:style-name="ce2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AccIns1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9">
            <text:p>GesAdm1,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9">
            <text:p>GesAdm4,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9">
            <text:p>GesAdm5,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0">
            <text:p>MantIns1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 table:style-name="ce1"/>
        </table:table-row>
        <table:table-row table:style-name="ro7">
          <table:table-cell office:value-type="string" table:style-name="ce10">
            <text:p>AccIns3</text:p>
          </table:table-cell>
          <table:table-cell office:value-type="string" table:style-name="ce8">
            <text:p>Tabla Baño libre</text:p>
          </table:table-cell>
          <table:table-cell office:value-type="string" table:style-name="ce8">
            <text:p>Oracle</text:p>
          </table:table-cell>
          <table:table-cell office:value-type="string" table:style-name="ce8">
            <text:p>Simple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2" table:style-name="ce21">
            <text:p>MantIns2,</text:p>
          </table:table-cell>
          <table:table-cell office:value-type="string" table:number-columns-spanned="1" table:number-rows-spanned="2" table:style-name="ce21">
            <text:p>Tabla Técnicos Mantenmiento</text:p>
          </table:table-cell>
          <table:table-cell office:value-type="string" table:number-columns-spanned="1" table:number-rows-spanned="2" table:style-name="ce21">
            <text:p>Oracle</text:p>
          </table:table-cell>
          <table:table-cell office:value-type="string" table:number-columns-spanned="1" table:number-rows-spanned="2" table:style-name="ce21">
            <text:p>Simple</text:p>
          </table:table-cell>
          <table:table-cell office:value-type="float" office:value="1" table:number-columns-spanned="1" table:number-rows-spanned="2" table:style-name="ce21">
            <text:p>1</text:p>
          </table:table-cell>
          <table:table-cell office:value-type="float" office:value="3" table:number-columns-spanned="1" table:number-rows-spanned="2" table:style-name="ce21">
            <text:p>3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 table:style-name="ce1"/>
        </table:table-row>
        <table:table-row table:style-name="ro7">
          <table:table-cell office:value-type="string" table:style-name="ce10">
            <text:p>GesAdm3</text:p>
          </table:table-cell>
          <table:table-cell office:value-type="string" table:style-name="ce8">
            <text:p>Tabla Empleados</text:p>
          </table:table-cell>
          <table:table-cell office:value-type="string" table:style-name="ce8">
            <text:p>Oracle</text:p>
          </table:table-cell>
          <table:table-cell office:value-type="string" table:style-name="ce8">
            <text:p>Simple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MantIns5</text:p>
          </table:table-cell>
          <table:table-cell office:value-type="string" table:number-columns-spanned="1" table:number-rows-spanned="3" table:style-name="ce21">
            <text:p>Tabla Partes</text:p>
          </table:table-cell>
          <table:table-cell office:value-type="string" table:number-columns-spanned="1" table:number-rows-spanned="3" table:style-name="ce21">
            <text:p>Oracle</text:p>
          </table:table-cell>
          <table:table-cell office:value-type="string" table:number-columns-spanned="1" table:number-rows-spanned="3" table:style-name="ce21">
            <text:p>Simple</text:p>
          </table:table-cell>
          <table:table-cell office:value-type="float" office:value="1" table:number-columns-spanned="1" table:number-rows-spanned="3" table:style-name="ce21">
            <text:p>1</text:p>
          </table:table-cell>
          <table:table-cell office:value-type="float" office:value="3" table:number-columns-spanned="1" table:number-rows-spanned="3" table:style-name="ce2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1">
            <text:p>MantIns3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0">
            <text:p>MantIns4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 table:style-name="ce1"/>
        </table:table-row>
        <table:table-row table:style-name="ro7">
          <table:table-cell office:value-type="string" table:style-name="ce10">
            <text:p>GesAdm2</text:p>
          </table:table-cell>
          <table:table-cell office:value-type="string" table:style-name="ce8">
            <text:p>Tabla Convenios</text:p>
          </table:table-cell>
          <table:table-cell office:value-type="string" table:style-name="ce8">
            <text:p>Oracle</text:p>
          </table:table-cell>
          <table:table-cell office:value-type="string" table:style-name="ce8">
            <text:p>Media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GesAdm5</text:p>
          </table:table-cell>
          <table:table-cell office:value-type="string" table:style-name="ce8">
            <text:p>Tabla de Pagos</text:p>
          </table:table-cell>
          <table:table-cell office:value-type="string" table:style-name="ce8">
            <text:p>Oracle</text:p>
          </table:table-cell>
          <table:table-cell office:value-type="string" table:style-name="ce8">
            <text:p>Simple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78" table:style-name="ce1"/>
        </table:table-row>
        <table:table-row table:style-name="ro8">
          <table:table-cell table:number-columns-repeated="4" table:style-name="ce1"/>
          <table:table-cell office:value-type="float" office:value="35" table:formula="of:=SUM([.E2:.E60])" table:style-name="ce1">
            <text:p>35</text:p>
          </table:table-cell>
          <table:table-cell office:value-type="float" office:value="108" table:formula="of:=SUM([.F2:.F60])" table:style-name="ce1">
            <text:p>108</text:p>
          </table:table-cell>
          <table:table-cell office:value-type="float" office:value="143" table:formula="of:=[.E61]+[.F61]" table:style-name="ce1">
            <text:p>143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2"/>
          <table:table-cell office:value-type="string" table:style-name="ce13">
            <text:p>%</text:p>
          </table:table-cell>
          <table:table-cell office:value-type="string" table:style-name="ce13">
            <text:p>HH</text:p>
          </table:table-cell>
          <table:table-cell office:value-type="string" table:style-name="ce13">
            <text:p>Jornadas (7:30 hrs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Análisis<text:s/></text:p>
          </table:table-cell>
          <table:table-cell office:value-type="percentage" office:value="0.15" table:style-name="ce14">
            <text:p>15%</text:p>
          </table:table-cell>
          <table:table-cell office:value-type="string" table:style-name="ce15">
            <text:p>…</text:p>
          </table:table-cell>
          <table:table-cell office:value-type="string" table:style-name="ce15">
            <text:p>…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Diseño</text:p>
          </table:table-cell>
          <table:table-cell office:value-type="percentage" office:value="0.15" table:style-name="ce14">
            <text:p>15%</text:p>
          </table:table-cell>
          <table:table-cell table:number-columns-repeated="2" table:style-name="ce15"/>
          <table:table-cell table:number-columns-repeated="16380"/>
        </table:table-row>
        <table:table-row table:style-name="ro1">
          <table:table-cell office:value-type="string" table:style-name="ce6">
            <text:p>Implementación</text:p>
          </table:table-cell>
          <table:table-cell office:value-type="percentage" office:value="0.35" table:style-name="ce14">
            <text:p>35%</text:p>
          </table:table-cell>
          <table:table-cell table:number-columns-repeated="2" table:style-name="ce15"/>
          <table:table-cell table:number-columns-repeated="16380"/>
        </table:table-row>
        <table:table-row table:style-name="ro1">
          <table:table-cell office:value-type="string" table:style-name="ce6">
            <text:p>Pruebas</text:p>
          </table:table-cell>
          <table:table-cell office:value-type="percentage" office:value="0.2" table:style-name="ce14">
            <text:p>20%</text:p>
          </table:table-cell>
          <table:table-cell table:number-columns-repeated="2" table:style-name="ce15"/>
          <table:table-cell table:number-columns-repeated="16380"/>
        </table:table-row>
        <table:table-row table:style-name="ro1">
          <table:table-cell office:value-type="string" table:style-name="ce6">
            <text:p>Documentación</text:p>
          </table:table-cell>
          <table:table-cell office:value-type="percentage" office:value="0.1" table:style-name="ce14">
            <text:p>10%</text:p>
          </table:table-cell>
          <table:table-cell table:number-columns-repeated="2" table:style-name="ce15"/>
          <table:table-cell table:number-columns-repeated="16380"/>
        </table:table-row>
        <table:table-row table:style-name="ro1">
          <table:table-cell office:value-type="string" table:style-name="ce6">
            <text:p>Implantación</text:p>
          </table:table-cell>
          <table:table-cell office:value-type="percentage" office:value="0.05" table:style-name="ce14">
            <text:p>5%</text:p>
          </table:table-cell>
          <table:table-cell table:number-columns-repeated="2" table:style-name="ce15"/>
          <table:table-cell table:number-columns-repeated="16380"/>
        </table:table-row>
        <table:table-row table:style-name="ro1">
          <table:table-cell office:value-type="string" table:style-name="ce6">
            <text:p>TOTAL</text:p>
          </table:table-cell>
          <table:table-cell table:style-name="ce15"/>
          <table:table-cell office:value-type="string" table:style-name="ce15">
            <text:p>…</text:p>
          </table:table-cell>
          <table:table-cell office:value-type="string" table:style-name="ce15">
            <text:p>…</text:p>
          </table:table-cell>
          <table:table-cell table:number-columns-repeated="16380"/>
        </table:table-row>
        <table:table-row table:number-rows-repeated="2" table:style-name="ro8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2">
            <text:p>Actividad</text:p>
          </table:table-cell>
          <table:table-cell office:value-type="string" table:style-name="ce13">
            <text:p>%</text:p>
          </table:table-cell>
          <table:table-cell office:value-type="string" table:style-name="ce13">
            <text:p>HH</text:p>
          </table:table-cell>
          <table:table-cell office:value-type="string" table:style-name="ce13">
            <text:p>Jornadas (7:30 hrs)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1.1 Análisis<text:s/></text:p>
          </table:table-cell>
          <table:table-cell office:value-type="percentage" office:value="0.15" table:style-name="ce14">
            <text:p>15%</text:p>
          </table:table-cell>
          <table:table-cell office:value-type="float" office:value="21.45" table:formula="of:=[.G61]*[.B75]" table:style-name="ce15">
            <text:p>21,45</text:p>
          </table:table-cell>
          <table:table-cell office:value-type="float" office:value="2.9383561643835616" table:formula="of:=[.C75]/7.3" table:style-name="ce15">
            <text:p>2,938356164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3"/>1.1.1 Elicitación de requisitos</text:p>
          </table:table-cell>
          <table:table-cell office:value-type="percentage" office:value="0.15" table:style-name="ce14">
            <text:p>15%</text:p>
          </table:table-cell>
          <table:table-cell office:value-type="float" office:value="3.2174999999999998" table:formula="of:=[.C75]*[.B76]" table:style-name="ce15">
            <text:p>3,2175</text:p>
          </table:table-cell>
          <table:table-cell office:value-type="float" office:value="0.44075342465753425" table:formula="of:=[.C76]/7.3" table:style-name="ce15">
            <text:p>0,440753425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3"/>1.1.2 Análisis de requisitos</text:p>
          </table:table-cell>
          <table:table-cell office:value-type="percentage" office:value="0.25" table:style-name="ce14">
            <text:p>25%</text:p>
          </table:table-cell>
          <table:table-cell office:value-type="float" office:value="5.3624999999999998" table:formula="of:=[.C75]*[.B77]" table:style-name="ce15">
            <text:p>5,3625</text:p>
          </table:table-cell>
          <table:table-cell office:value-type="float" office:value="0.7345890410958904" table:formula="of:=[.C77]/7.3" table:style-name="ce15">
            <text:p>0,734589041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3"/>1.1.3 Validación de requisitos</text:p>
          </table:table-cell>
          <table:table-cell office:value-type="percentage" office:value="0.25" table:style-name="ce14">
            <text:p>25%</text:p>
          </table:table-cell>
          <table:table-cell office:value-type="float" office:value="5.3624999999999998" table:formula="of:=[.C75]*[.B78]" table:style-name="ce15">
            <text:p>5,3625</text:p>
          </table:table-cell>
          <table:table-cell office:value-type="float" office:value="0.7345890410958904" table:formula="of:=[.C78]/7.3" table:style-name="ce15">
            <text:p>0,734589041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3"/>1.1.4 Gestión de requisitos</text:p>
          </table:table-cell>
          <table:table-cell office:value-type="percentage" office:value="0.2" table:style-name="ce14">
            <text:p>20%</text:p>
          </table:table-cell>
          <table:table-cell office:value-type="float" office:value="4.29" table:formula="of:=[.C75]*[.B79]" table:style-name="ce15">
            <text:p>4,29</text:p>
          </table:table-cell>
          <table:table-cell office:value-type="float" office:value="0.5876712328767123" table:formula="of:=[.C79]/7.3" table:style-name="ce15">
            <text:p>0,587671233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1.2 Diseño</text:p>
          </table:table-cell>
          <table:table-cell office:value-type="percentage" office:value="0.15" table:style-name="ce14">
            <text:p>15%</text:p>
          </table:table-cell>
          <table:table-cell office:value-type="float" office:value="21.45" table:formula="of:=[.G61]*[.B80]" table:style-name="ce15">
            <text:p>21,45</text:p>
          </table:table-cell>
          <table:table-cell office:value-type="float" office:value="2.9383561643835616" table:formula="of:=[.C80]/7.3" table:style-name="ce15">
            <text:p>2,938356164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2"/>1.2.1 Capa de presentación</text:p>
          </table:table-cell>
          <table:table-cell office:value-type="percentage" office:value="0.25" table:style-name="ce14">
            <text:p>25%</text:p>
          </table:table-cell>
          <table:table-cell office:value-type="float" office:value="5.3624999999999998" table:formula="of:=[.C80]*[.B81]" table:style-name="ce15">
            <text:p>5,3625</text:p>
          </table:table-cell>
          <table:table-cell office:value-type="float" office:value="0.7345890410958904" table:formula="of:=[.C81]/7.3" table:style-name="ce15">
            <text:p>0,73458904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5"/>1.2.1.1 Prototipos de la interfaz</text:p>
          </table:table-cell>
          <table:table-cell office:value-type="percentage" office:value="0.25" table:style-name="ce14">
            <text:p>25%</text:p>
          </table:table-cell>
          <table:table-cell office:value-type="float" office:value="1.340625" table:formula="of:=[.B82]*[.C81]" table:style-name="ce15">
            <text:p>1,340625</text:p>
          </table:table-cell>
          <table:table-cell office:value-type="float" office:value="0.1836472602739726" table:formula="of:=[.C82]/7.3" table:style-name="ce15">
            <text:p>0,18364726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5"/>1.2.1.2 Diseño de la interfaz</text:p>
          </table:table-cell>
          <table:table-cell office:value-type="percentage" office:value="0.5" table:style-name="ce14">
            <text:p>50%</text:p>
          </table:table-cell>
          <table:table-cell office:value-type="float" office:value="2.6812499999999999" table:formula="of:=[.B83]*[.C81]" table:style-name="ce15">
            <text:p>2,68125</text:p>
          </table:table-cell>
          <table:table-cell office:value-type="float" office:value="0.3672945205479452" table:formula="of:=[.C83]/7.3" table:style-name="ce15">
            <text:p>0,367294521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<text:s text:c="5"/>1.2.1.3 Estrategias de validación de datos</text:p>
          </table:table-cell>
          <table:table-cell office:value-type="percentage" office:value="0.25" table:style-name="ce14">
            <text:p>25%</text:p>
          </table:table-cell>
          <table:table-cell office:value-type="float" office:value="1.340625" table:formula="of:=[.B84]*[.C81]" table:style-name="ce15">
            <text:p>1,340625</text:p>
          </table:table-cell>
          <table:table-cell office:value-type="float" office:value="0.1836472602739726" table:formula="of:=[.C84]/7.3" table:style-name="ce15">
            <text:p>0,18364726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2"/>1.2.2 Capa lógica</text:p>
          </table:table-cell>
          <table:table-cell office:value-type="percentage" office:value="0.25" table:style-name="ce14">
            <text:p>25%</text:p>
          </table:table-cell>
          <table:table-cell office:value-type="float" office:value="5.3624999999999998" table:formula="of:=[.B85]*[.C80]" table:style-name="ce15">
            <text:p>5,3625</text:p>
          </table:table-cell>
          <table:table-cell office:value-type="float" office:value="0.7345890410958904" table:formula="of:=[.C85]/7.3" table:style-name="ce15">
            <text:p>0,73458904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5"/>1.2.2.1 Programas</text:p>
          </table:table-cell>
          <table:table-cell office:value-type="percentage" office:value="0.6" table:style-name="ce14">
            <text:p>60%</text:p>
          </table:table-cell>
          <table:table-cell office:value-type="float" office:value="3.2174999999999998" table:formula="of:=[.C85]*[.B86]" table:style-name="ce15">
            <text:p>3,2175</text:p>
          </table:table-cell>
          <table:table-cell office:value-type="float" office:value="0.44075342465753425" table:formula="of:=[.C86]/7.3" table:style-name="ce15">
            <text:p>0,440753425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<text:s text:c="5"/>1.2.2.2 Estrategias de validación de programas</text:p>
          </table:table-cell>
          <table:table-cell office:value-type="percentage" office:value="0.4" table:style-name="ce14">
            <text:p>40%</text:p>
          </table:table-cell>
          <table:table-cell office:value-type="float" office:value="2.145" table:formula="of:=[.C85]*[.B87]" table:style-name="ce15">
            <text:p>2,145</text:p>
          </table:table-cell>
          <table:table-cell office:value-type="float" office:value="0.29383561643835615" table:formula="of:=[.C87]/7.3" table:style-name="ce15">
            <text:p>0,293835616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2"/>1.2.3 Capa de datos</text:p>
          </table:table-cell>
          <table:table-cell office:value-type="percentage" office:value="0.25" table:style-name="ce14">
            <text:p>25%</text:p>
          </table:table-cell>
          <table:table-cell office:value-type="float" office:value="5.3624999999999998" table:formula="of:=[.B88]*[.C80]" table:style-name="ce15">
            <text:p>5,3625</text:p>
          </table:table-cell>
          <table:table-cell office:value-type="float" office:value="0.7345890410958904" table:formula="of:=[.C88]/7.3" table:style-name="ce15">
            <text:p>0,73458904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4"/>1.2.3.1 Base de datos</text:p>
          </table:table-cell>
          <table:table-cell office:value-type="percentage" office:value="0.5" table:style-name="ce14">
            <text:p>50%</text:p>
          </table:table-cell>
          <table:table-cell office:value-type="float" office:value="2.6812499999999999" table:formula="of:=[.C88]*[.B89]" table:style-name="ce15">
            <text:p>2,68125</text:p>
          </table:table-cell>
          <table:table-cell office:value-type="float" office:value="0.3672945205479452" table:formula="of:=[.C89]/7.3" table:style-name="ce15">
            <text:p>0,36729452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4"/>1.2.3.2 Gestor de base de datos</text:p>
          </table:table-cell>
          <table:table-cell office:value-type="percentage" office:value="0.25" table:style-name="ce14">
            <text:p>25%</text:p>
          </table:table-cell>
          <table:table-cell office:value-type="float" office:value="1.340625" table:formula="of:=[.B90]*[.C88]" table:style-name="ce15">
            <text:p>1,340625</text:p>
          </table:table-cell>
          <table:table-cell office:value-type="float" office:value="0.1836472602739726" table:formula="of:=[.C90]/7.3" table:style-name="ce15">
            <text:p>0,18364726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<text:s text:c="4"/>1.2.3.3 estrategias de validación de base de datos</text:p>
          </table:table-cell>
          <table:table-cell office:value-type="percentage" office:value="0.25" table:style-name="ce14">
            <text:p>25%</text:p>
          </table:table-cell>
          <table:table-cell office:value-type="float" office:value="1.340625" table:formula="of:=[.B91]*[.C88]" table:style-name="ce15">
            <text:p>1,340625</text:p>
          </table:table-cell>
          <table:table-cell office:value-type="float" office:value="0.1836472602739726" table:formula="of:=[.C91]/7.3" table:style-name="ce15">
            <text:p>0,18364726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2"/>1.2.4 Arquitectura</text:p>
          </table:table-cell>
          <table:table-cell office:value-type="percentage" office:value="0.25" table:style-name="ce14">
            <text:p>25%</text:p>
          </table:table-cell>
          <table:table-cell office:value-type="float" office:value="5.3624999999999998" table:formula="of:=[.B92]*[.C80]" table:style-name="ce15">
            <text:p>5,3625</text:p>
          </table:table-cell>
          <table:table-cell office:value-type="float" office:value="0.7345890410958904" table:formula="of:=[.C92]/7.3" table:style-name="ce15">
            <text:p>0,73458904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4"/>1.2.4.1 Diagramas</text:p>
          </table:table-cell>
          <table:table-cell office:value-type="percentage" office:value="0.15" table:style-name="ce14">
            <text:p>15%</text:p>
          </table:table-cell>
          <table:table-cell office:value-type="float" office:value="0.80437499999999995" table:formula="of:=[.B93]*[.C92]" table:style-name="ce15">
            <text:p>0,804375</text:p>
          </table:table-cell>
          <table:table-cell office:value-type="float" office:value="0.11018835616438356" table:formula="of:=[.C93]/7.3" table:style-name="ce15">
            <text:p>0,110188356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<text:s text:c="4"/>1.2.4.2 Requerimientos hardware y software</text:p>
          </table:table-cell>
          <table:table-cell office:value-type="percentage" office:value="0.2" table:style-name="ce14">
            <text:p>20%</text:p>
          </table:table-cell>
          <table:table-cell office:value-type="float" office:value="1.0725" table:formula="of:=[.B94]*[.C92]" table:style-name="ce15">
            <text:p>1,0725</text:p>
          </table:table-cell>
          <table:table-cell office:value-type="float" office:value="0.14691780821917808" table:formula="of:=[.C94]/7.3" table:style-name="ce15">
            <text:p>0,146917808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4"/>1.2.4.3 Comunicación</text:p>
          </table:table-cell>
          <table:table-cell office:value-type="percentage" office:value="0.2" table:style-name="ce14">
            <text:p>20%</text:p>
          </table:table-cell>
          <table:table-cell office:value-type="float" office:value="1.0725" table:formula="of:=[.B95]*[.C92]" table:style-name="ce15">
            <text:p>1,0725</text:p>
          </table:table-cell>
          <table:table-cell office:value-type="float" office:value="0.14691780821917808" table:formula="of:=[.C95]/7.3" table:style-name="ce15">
            <text:p>0,146917808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4"/>1.2.4.4 Seguridad</text:p>
          </table:table-cell>
          <table:table-cell office:value-type="percentage" office:value="0.25" table:style-name="ce14">
            <text:p>25%</text:p>
          </table:table-cell>
          <table:table-cell office:value-type="float" office:value="1.340625" table:formula="of:=[.B96]*[.C92]" table:style-name="ce15">
            <text:p>1,340625</text:p>
          </table:table-cell>
          <table:table-cell office:value-type="float" office:value="0.1836472602739726" table:formula="of:=[.C96]/7.3" table:style-name="ce15">
            <text:p>0,18364726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4"/>1.2.4.5 Validación de la arquitectura</text:p>
          </table:table-cell>
          <table:table-cell office:value-type="percentage" office:value="0.2" table:style-name="ce14">
            <text:p>20%</text:p>
          </table:table-cell>
          <table:table-cell office:value-type="float" office:value="1.0725" table:formula="of:=[.B97]*[.C92]" table:style-name="ce15">
            <text:p>1,0725</text:p>
          </table:table-cell>
          <table:table-cell office:value-type="float" office:value="0.14691780821917808" table:formula="of:=[.C97]/7.3" table:style-name="ce15">
            <text:p>0,146917808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1.3 Implementación</text:p>
          </table:table-cell>
          <table:table-cell office:value-type="percentage" office:value="0.35" table:style-name="ce14">
            <text:p>35%</text:p>
          </table:table-cell>
          <table:table-cell office:value-type="float" office:value="50.05" table:formula="of:=[.G61]*[.B98]" table:style-name="ce15">
            <text:p>50,05</text:p>
          </table:table-cell>
          <table:table-cell office:value-type="float" office:value="6.8561643835616435" table:formula="of:=[.C98]/7.3" table:style-name="ce15">
            <text:p>6,856164384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2"/>1.3.1 Capa de presentación</text:p>
          </table:table-cell>
          <table:table-cell office:value-type="percentage" office:value="0.25" table:style-name="ce14">
            <text:p>25%</text:p>
          </table:table-cell>
          <table:table-cell office:value-type="float" office:value="12.512499999999999" table:formula="of:=[.B99]*[.C98]" table:style-name="ce15">
            <text:p>12,5125</text:p>
          </table:table-cell>
          <table:table-cell office:value-type="float" office:value="1.7140410958904109" table:formula="of:=[.C99]/7.3" table:style-name="ce15">
            <text:p>1,714041096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4"/>1.3.1.1 Admin</text:p>
          </table:table-cell>
          <table:table-cell office:value-type="percentage" office:value="0.35" table:style-name="ce14">
            <text:p>35%</text:p>
          </table:table-cell>
          <table:table-cell office:value-type="float" office:value="4.3793749999999996" table:formula="of:=[.B100]*[.C99]" table:style-name="ce15">
            <text:p>4,379375</text:p>
          </table:table-cell>
          <table:table-cell office:value-type="float" office:value="0.59991438356164384" table:formula="of:=[.C100]/7.3" table:style-name="ce15">
            <text:p>0,599914384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4"/>1.3.1.2 Usuario</text:p>
          </table:table-cell>
          <table:table-cell office:value-type="percentage" office:value="0.25" table:style-name="ce14">
            <text:p>25%</text:p>
          </table:table-cell>
          <table:table-cell office:value-type="float" office:value="3.1281249999999998" table:formula="of:=[.B101]*[.C99]" table:style-name="ce15">
            <text:p>3,128125</text:p>
          </table:table-cell>
          <table:table-cell office:value-type="float" office:value="0.42851027397260272" table:formula="of:=[.C101]/7.3" table:style-name="ce15">
            <text:p>0,428510274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4"/>1.3.1.3 Empleado</text:p>
          </table:table-cell>
          <table:table-cell office:value-type="percentage" office:value="0.35" table:style-name="ce14">
            <text:p>35%</text:p>
          </table:table-cell>
          <table:table-cell office:value-type="float" office:value="4.3793749999999996" table:formula="of:=[.B102]*[.C99]" table:style-name="ce15">
            <text:p>4,379375</text:p>
          </table:table-cell>
          <table:table-cell office:value-type="float" office:value="0.59991438356164384" table:formula="of:=[.C102]/7.3" table:style-name="ce15">
            <text:p>0,599914384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2"/>1.3.2 Capa de Negocio</text:p>
          </table:table-cell>
          <table:table-cell office:value-type="percentage" office:value="0.5" table:style-name="ce14">
            <text:p>50%</text:p>
          </table:table-cell>
          <table:table-cell office:value-type="float" office:value="25.024999999999999" table:formula="of:=[.B103]*[.C98]" table:style-name="ce15">
            <text:p>25,025</text:p>
          </table:table-cell>
          <table:table-cell office:value-type="float" office:value="3.4280821917808217" table:formula="of:=[.C103]/7.3" table:style-name="ce15">
            <text:p>3,42808219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4"/>1.3.2.1 Programas</text:p>
          </table:table-cell>
          <table:table-cell office:value-type="percentage" office:value="1" table:style-name="ce14">
            <text:p>100%</text:p>
          </table:table-cell>
          <table:table-cell office:value-type="float" office:value="25.024999999999999" table:formula="of:=[.C103]" table:style-name="ce15">
            <text:p>25,025</text:p>
          </table:table-cell>
          <table:table-cell office:value-type="float" office:value="3.4280821917808217" table:formula="of:=[.C104]/7.3" table:style-name="ce15">
            <text:p>3,42808219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2"/>1.3.3 Capa de datos</text:p>
          </table:table-cell>
          <table:table-cell office:value-type="percentage" office:value="0.25" table:style-name="ce14">
            <text:p>25%</text:p>
          </table:table-cell>
          <table:table-cell office:value-type="float" office:value="12.512499999999999" table:formula="of:=[.B105]*[.C98]" table:style-name="ce15">
            <text:p>12,5125</text:p>
          </table:table-cell>
          <table:table-cell office:value-type="float" office:value="1.7140410958904109" table:formula="of:=[.C105]/7.3" table:style-name="ce15">
            <text:p>1,714041096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4"/>1.3.3.1 Base de datos</text:p>
          </table:table-cell>
          <table:table-cell office:value-type="percentage" office:value="0.6" table:style-name="ce14">
            <text:p>60%</text:p>
          </table:table-cell>
          <table:table-cell office:value-type="float" office:value="7.5074999999999994" table:formula="of:=[.B106]*[.C105]" table:style-name="ce15">
            <text:p>7,5075</text:p>
          </table:table-cell>
          <table:table-cell office:value-type="float" office:value="1.0284246575342466" table:formula="of:=[.C106]/7.3" table:style-name="ce15">
            <text:p>1,028424658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4"/>1.3.3.2 Gestor de base de datos</text:p>
          </table:table-cell>
          <table:table-cell office:value-type="percentage" office:value="0.4" table:style-name="ce14">
            <text:p>40%</text:p>
          </table:table-cell>
          <table:table-cell office:value-type="float" office:value="5.0049999999999999" table:formula="of:=[.B107]*[.C105]" table:style-name="ce15">
            <text:p>5,005</text:p>
          </table:table-cell>
          <table:table-cell office:value-type="float" office:value="0.68561643835616437" table:formula="of:=[.C107]/7.3" table:style-name="ce15">
            <text:p>0,685616438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1.4 Verificación y Pruebas</text:p>
          </table:table-cell>
          <table:table-cell office:value-type="percentage" office:value="0.2" table:style-name="ce14">
            <text:p>20%</text:p>
          </table:table-cell>
          <table:table-cell office:value-type="float" office:value="28.6" table:formula="of:=[.G61]*[.B108]" table:style-name="ce15">
            <text:p>28,6</text:p>
          </table:table-cell>
          <table:table-cell office:value-type="float" office:value="3.9178082191780823" table:formula="of:=[.C108]/7.3" table:style-name="ce15">
            <text:p>3,917808219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2"/>1.4.1 Pruebas de interfaz</text:p>
          </table:table-cell>
          <table:table-cell office:value-type="percentage" office:value="0.2" table:style-name="ce14">
            <text:p>20%</text:p>
          </table:table-cell>
          <table:table-cell office:value-type="float" office:value="5.7200000000000006" table:formula="of:=[.B109]*[.C108]" table:style-name="ce15">
            <text:p>5,72</text:p>
          </table:table-cell>
          <table:table-cell office:value-type="float" office:value="0.78356164383561655" table:formula="of:=[.C109]/7.3" table:style-name="ce15">
            <text:p>0,783561644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2"/>1.4.2 Pruebas de programas</text:p>
          </table:table-cell>
          <table:table-cell office:value-type="percentage" office:value="0.2" table:style-name="ce14">
            <text:p>20%</text:p>
          </table:table-cell>
          <table:table-cell office:value-type="float" office:value="5.7200000000000006" table:formula="of:=[.C109]" table:style-name="ce15">
            <text:p>5,72</text:p>
          </table:table-cell>
          <table:table-cell office:value-type="float" office:value="0.78356164383561655" table:formula="of:=[.C110]/7.3" table:style-name="ce15">
            <text:p>0,783561644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2"/>1.4.3 Pruebas de datos</text:p>
          </table:table-cell>
          <table:table-cell office:value-type="percentage" office:value="0.2" table:style-name="ce14">
            <text:p>20%</text:p>
          </table:table-cell>
          <table:table-cell office:value-type="float" office:value="5.7200000000000006" table:formula="of:=[.C109]" table:style-name="ce15">
            <text:p>5,72</text:p>
          </table:table-cell>
          <table:table-cell office:value-type="float" office:value="0.78356164383561655" table:formula="of:=[.C111]/7.3" table:style-name="ce15">
            <text:p>0,783561644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2"/>1.4.4 Pruebas integradas</text:p>
          </table:table-cell>
          <table:table-cell office:value-type="percentage" office:value="0.2" table:style-name="ce14">
            <text:p>20%</text:p>
          </table:table-cell>
          <table:table-cell office:value-type="float" office:value="5.7200000000000006" table:formula="of:=[.C109]" table:style-name="ce15">
            <text:p>5,72</text:p>
          </table:table-cell>
          <table:table-cell office:value-type="float" office:value="0.78356164383561655" table:formula="of:=[.C112]/7.3" table:style-name="ce15">
            <text:p>0,783561644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<text:s text:c="2"/>1.4.5 Pruebas por equipos diferenciados de desarrollo</text:p>
          </table:table-cell>
          <table:table-cell office:value-type="percentage" office:value="0.2" table:style-name="ce14">
            <text:p>20%</text:p>
          </table:table-cell>
          <table:table-cell office:value-type="float" office:value="5.7200000000000006" table:formula="of:=[.B113]*[.C108]" table:style-name="ce15">
            <text:p>5,72</text:p>
          </table:table-cell>
          <table:table-cell office:value-type="float" office:value="0.78356164383561655" table:formula="of:=[.C113]/7.3" table:style-name="ce15">
            <text:p>0,783561644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1.5 Despliqgue e implantación</text:p>
          </table:table-cell>
          <table:table-cell office:value-type="percentage" office:value="0.15" table:style-name="ce14">
            <text:p>15%</text:p>
          </table:table-cell>
          <table:table-cell office:value-type="float" office:value="21.45" table:formula="of:=[.B114]*[.G61]" table:style-name="ce15">
            <text:p>21,45</text:p>
          </table:table-cell>
          <table:table-cell office:value-type="float" office:value="2.9383561643835616" table:formula="of:=[.C114]/7.3" table:style-name="ce15">
            <text:p>2,938356164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2"/>1.5.1 Descriptor</text:p>
          </table:table-cell>
          <table:table-cell office:value-type="percentage" office:value="0.5" table:style-name="ce14">
            <text:p>50%</text:p>
          </table:table-cell>
          <table:table-cell office:value-type="float" office:value="10.725" table:formula="of:=[.B115]*[.C114]" table:style-name="ce15">
            <text:p>10,725</text:p>
          </table:table-cell>
          <table:table-cell office:value-type="float" office:value="1.4691780821917808" table:formula="of:=[.C115]/7.3" table:style-name="ce15">
            <text:p>1,46917808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5"/>1.5.1.1 De componentes</text:p>
          </table:table-cell>
          <table:table-cell office:value-type="percentage" office:value="0.35" table:style-name="ce14">
            <text:p>35%</text:p>
          </table:table-cell>
          <table:table-cell office:value-type="float" office:value="3.7537499999999997" table:formula="of:=[.B116]*[.C115]" table:style-name="ce15">
            <text:p>3,75375</text:p>
          </table:table-cell>
          <table:table-cell office:value-type="float" office:value="0.51421232876712331" table:formula="of:=[.C116]/7.3" table:style-name="ce15">
            <text:p>0,514212329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5"/>1.5.1.2 De servicio</text:p>
          </table:table-cell>
          <table:table-cell office:value-type="percentage" office:value="0.35" table:style-name="ce14">
            <text:p>35%</text:p>
          </table:table-cell>
          <table:table-cell office:value-type="float" office:value="3.7537499999999997" table:formula="of:=[.B117]*[.C115]" table:style-name="ce15">
            <text:p>3,75375</text:p>
          </table:table-cell>
          <table:table-cell office:value-type="float" office:value="0.51421232876712331" table:formula="of:=[.C117]/7.3" table:style-name="ce15">
            <text:p>0,514212329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5"/>1.5.1.2 De despliegue</text:p>
          </table:table-cell>
          <table:table-cell office:value-type="percentage" office:value="0.3" table:style-name="ce14">
            <text:p>30%</text:p>
          </table:table-cell>
          <table:table-cell office:value-type="float" office:value="3.2174999999999998" table:formula="of:=[.B118]*[.C115]" table:style-name="ce15">
            <text:p>3,2175</text:p>
          </table:table-cell>
          <table:table-cell office:value-type="float" office:value="0.44075342465753425" table:formula="of:=[.C118]/7.3" table:style-name="ce15">
            <text:p>0,440753425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2"/>1.5.2 Material de cursos de formación</text:p>
          </table:table-cell>
          <table:table-cell office:value-type="percentage" office:value="0.25" table:style-name="ce14">
            <text:p>25%</text:p>
          </table:table-cell>
          <table:table-cell office:value-type="float" office:value="5.3624999999999998" table:formula="of:=[.B119]*[.C114]" table:style-name="ce15">
            <text:p>5,3625</text:p>
          </table:table-cell>
          <table:table-cell office:value-type="float" office:value="0.7345890410958904" table:formula="of:=[.C119]/7.3" table:style-name="ce15">
            <text:p>0,734589041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<text:s text:c="2"/>1.5.3 informe de evaluación de la aceptación</text:p>
          </table:table-cell>
          <table:table-cell office:value-type="percentage" office:value="0.25" table:style-name="ce14">
            <text:p>25%</text:p>
          </table:table-cell>
          <table:table-cell office:value-type="float" office:value="5.3624999999999998" table:formula="of:=[.B120]*[.C114]" table:style-name="ce15">
            <text:p>5,3625</text:p>
          </table:table-cell>
          <table:table-cell office:value-type="float" office:value="0.7345890410958904" table:formula="of:=[.C120]/7.3" table:style-name="ce15">
            <text:p>0,73458904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TOTAL</text:p>
          </table:table-cell>
          <table:table-cell table:style-name="ce15"/>
          <table:table-cell office:value-type="float" office:value="143" table:formula="of:=[.C114]+[.C108]+[.C98]+[.C80]+[.C75]" table:style-name="ce15">
            <text:p>143</text:p>
          </table:table-cell>
          <table:table-cell office:value-type="float" office:value="19.589041095890416" table:formula="of:=[.D114]+[.D108]+[.D98]+[.D80]+[.D75]" table:style-name="ce15">
            <text:p>19,5890411</text:p>
          </table:table-cell>
          <table:table-cell table:number-columns-repeated="16380"/>
        </table:table-row>
        <table:table-row table:number-rows-repeated="1048455" table:style-name="ro8">
          <table:table-cell table:number-columns-repeated="16384"/>
        </table:table-row>
        <table:named-expressions>
          <table:named-range table:name="_GoBack" table:cell-range-address="Sheet1.$A$109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Izan C.G</meta:initial-creator>
    <dc:creator>Izan C.G</dc:creator>
    <meta:creation-date>2018-04-03T18:15:42Z</meta:creation-date>
    <dc:date>2018-04-06T09:11:41Z</dc:date>
  </office:meta>
</office:document-meta>
</file>